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font-name="Liberation Serif1" style:font-name-asian="Liberation Serif1" style:font-name-complex="Liberation Serif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λ1 = 30 octets/TTI</text:span></text:p>
      <text:p text:style-name="Standard"><text:span text:style-name="T1">min1 = 16384 octets/s ===&gt; 16.38 octets/TTI</text:span></text:p>
      <text:p text:style-name="Standard"><text:span text:style-name="T1">B1 = 100 ms</text:span></text:p>
      <text:p text:style-name="Standard"><text:span text:style-name="T1">max1 = B1*min1= 100 *16.384 octets ==&gt; <text:s text:c="2"/>1638.4 <text:s/>octets/TTI</text:span></text:p>
      <text:p text:style-name="Standard"><text:span text:style-name="T1">charge1= λ1 /max1 (au pire des cas) ==&gt; OK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λ 2= 1000 octets/TTI <text:s/>refuser car charge2 &gt;1</text:span></text:p>
      <text:p text:style-name="Standard"><text:span text:style-name="T1">==&gt; <text:s/>λ2 = 3.2Mbit/s au max</text:span></text:p>
      <text:p text:style-name="Standard"><text:span text:style-name="T1">min2= 8192 octets/s ===&gt; 8.19 octets/TTI</text:span></text:p>
      <text:p text:style-name="Standard"><text:span text:style-name="T1">B2= 50 ms</text:span></text:p>
      <text:p text:style-name="Standard"><text:span text:style-name="T1">max2= B2*min2 = 50*8.192 octets <text:s/>==&gt; <text:s/>409.6 <text:s/>octets/TTI </text:span></text:p>
      <text:p text:style-name="Standard"><text:span text:style-name="T1">charge 2= λ2/max2</text:span></text:p>
      <text:p text:style-name="Standard"><text:span text:style-name="T1"/></text:p>
      <text:h text:style-name="Heading_20_1" text:outline-level="1"><text:span text:style-name="T1">Indices de perf </text:span></text:h>
      <text:list xml:id="list400018632" text:style-name="L1">
        <text:list-item>
          <text:p text:style-name="P1"><text:span text:style-name="T1">Tailles des trames</text:span></text:p>
        </text:list-item>
        <text:list-item>
          <text:p text:style-name="P1"><text:span text:style-name="T1">Distribution de probabilité de chacun des buffers</text:span></text:p>
        </text:list-item>
        <text:list-item>
          <text:p text:style-name="P1"><text:span text:style-name="T1">Sorties de chaque file en fct du time</text:span></text:p>
        </text:list-item>
        <text:list-item>
          <text:p text:style-name="P1"><text:span text:style-name="T1">Attentes dans chaque file en fct du time</text:span></text:p>
        </text:list-item>
        <text:list-item>
          <text:p text:style-name="P1"><text:span text:style-name="T1">Délais de chaque entité (octet)</text:span></text:p>
        </text:list-item>
        <text:list-item>
          <text:p text:style-name="P1"><text:span text:style-name="T1">Probabilité de perte de chaque file</text:span>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pan text:style-name="T1">==&gt; 1 entité = 1 oct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iz </meta:initial-creator>
    <meta:creation-date>2013-10-03T14:18:15</meta:creation-date>
    <dc:date>2013-10-03T16:10:23</dc:date>
    <dc:creator>noiz </dc:creator>
    <meta:editing-duration>PT01H52M08S</meta:editing-duration>
    <meta:editing-cycles>19</meta:editing-cycles>
    <meta:generator>OpenOffice.org/3.2$Linux OpenOffice.org_project/320m12$Build-9483</meta:generator>
    <meta:document-statistic meta:table-count="0" meta:image-count="0" meta:object-count="0" meta:page-count="1" meta:paragraph-count="19" meta:word-count="119" meta:character-count="619"/>
  </office:meta>
</office:document-meta>
</file>